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ální" style:family="paragraph">
      <style:text-properties style:font-name="Arial" fo:font-size="11pt" style:font-size-asian="11pt" style:font-size-complex="11pt"/>
    </style:style>
    <style:style style:name="P10" style:parent-style-name="Normální" style:family="paragraph">
      <style:text-properties style:font-name="Arial" fo:font-size="11pt" style:font-size-asian="11pt" style:font-size-complex="11pt"/>
    </style:style>
    <style:style style:name="P11" style:parent-style-name="Normální" style:family="paragraph">
      <style:text-properties style:font-name="Arial" style:font-name-complex="Arial" fo:font-weight="bold" style:font-weight-asian="bold"/>
    </style:style>
    <style:style style:name="P12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4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15" style:parent-style-name="Normální" style:family="paragraph">
      <style:paragraph-properties fo:text-align="justify"/>
    </style:style>
    <style:style style:name="T1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3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9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67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68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69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0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71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72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3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74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75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6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77" style:parent-style-name="Nadpis3" style:family="paragraph">
      <style:paragraph-properties fo:text-align="justify" fo:margin-top="0in" fo:margin-bottom="0in"/>
      <style:text-properties fo:font-size="12pt" style:font-size-asian="12pt" style:font-size-complex="12pt"/>
    </style:style>
    <style:style style:name="P78" style:parent-style-name="VOP" style:family="paragraph">
      <style:text-properties fo:font-size="9pt" style:font-size-asian="9pt" style:font-size-complex="9pt"/>
    </style:style>
    <style:style style:name="P79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80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1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2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83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4" style:parent-style-name="Normální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85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86" style:parent-style-name="VOP" style:family="paragraph">
      <style:text-properties fo:font-size="9pt" style:font-size-asian="9pt" style:font-size-complex="9pt"/>
    </style:style>
    <style:style style:name="P87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88" style:parent-style-name="VOP" style:family="paragraph">
      <style:text-properties fo:font-size="9pt" style:font-size-asian="9pt" style:font-size-complex="9pt"/>
    </style:style>
    <style:style style:name="P89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90" style:parent-style-name="VOP" style:family="paragraph">
      <style:text-properties fo:font-size="9pt" style:font-size-asian="9pt" style:font-size-complex="9pt"/>
    </style:style>
    <style:style style:name="P91" style:parent-style-name="vop0" style:family="paragraph">
      <style:text-properties fo:font-weight="bold" style:font-weight-asian="bold" style:font-weight-complex="bold"/>
    </style:style>
    <style:style style:name="P92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3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4" style:parent-style-name="Normální" style:family="paragraph">
      <style:paragraph-properties fo:text-align="justify"/>
      <style:text-properties style:font-name="Arial" style:font-name-complex="Arial" fo:font-weight="bold" style:font-weight-asian="bold"/>
    </style:style>
    <style:style style:name="P95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6" style:parent-style-name="Normální" style:family="paragraph">
      <style:paragraph-properties fo:text-align="justify"/>
      <style:text-properties style:font-name="Arial" style:font-name-complex="Arial" style:font-weight-complex="bold" fo:font-size="9pt" style:font-size-asian="9pt" style:font-size-complex="9pt"/>
    </style:style>
    <style:style style:name="P97" style:parent-style-name="Normální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8" style:parent-style-name="Normální" style:family="paragraph">
      <style:paragraph-properties fo:text-align="justify"/>
    </style:style>
    <style:style style:name="T9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0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1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1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19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2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43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44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4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149" style:parent-style-name="Normální" style:family="paragraph">
      <style:paragraph-properties fo:text-align="justify"/>
    </style:style>
    <style:style style:name="T15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5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161" style:parent-style-name="Normální" style:family="paragraph">
      <style:paragraph-properties fo:text-align="justify"/>
    </style:style>
    <style:style style:name="T16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176" style:parent-style-name="Normální" style:family="paragraph">
      <style:paragraph-properties fo:text-align="justify"/>
    </style:style>
    <style:style style:name="T17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8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3" style:parent-style-name="Standardnípísmoodstavce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Veřejný ochránce práv a ochrana<text:s/>vězněných<text:s/>osob</text:p>
      <text:p text:style-name="P9"/>
      <text:p text:style-name="P10"/>
      <text:list text:style-name="LFO1" text:continue-numbering="true">
        <text:list-item>
          <text:p text:style-name="P11">Může se ochránce zabývat stížností na podmínky výkonu vazby či trestu?<text:s/></text:p>
        </text:list-item>
      </text:list>
      <text:p text:style-name="P12">Ano. Činnost Vězeňské služby České republiky, jakož i podmínky v<text:s/>zařízeních, kde se vykonává<text:s/>vazba či<text:s/>trest, spadají do<text:s/>působnosti veřejného ochránce práv.<text:s/>Nejčastěji se na<text:s/>ochránce obracejí odsouzení se stížnostmi na to, že nebyli přemístěni, na<text:s/>zdravotní<text:s/>péči, ubytovací podmínky, stravu, šikanu, uložení kázeňského trestu. Dodržováním právních předpisů na úseku výkonu vazby a trestu se rovněž zabývají dozoroví<text:s/>státní zástupci příslušného krajského státního zastupitelství.<text:s/></text:p>
      <text:p text:style-name="P13"/>
      <text:list text:style-name="LFO1" text:continue-numbering="true">
        <text:list-item>
          <text:p text:style-name="P14">Musím ke své stížnosti ochránci dokládat nějaké písemnosti?<text:s/></text:p>
        </text:list-item>
      </text:list>
      <text:p text:style-name="P15"><text:span text:style-name="T16">Zákon, kterým se ochránce při své činnosti řídí, stanoví<text:s/></text:span><text:span text:style-name="T17">rovněž základní<text:s/></text:span><text:span text:style-name="T18">náležitosti podnětu, mezi </text:span><text:span text:style-name="T19">které<text:s/></text:span><text:span text:style-name="T20">zejména</text:span><text:span text:style-name="T21"><text:s/>patří<text:s/></text:span><text:span text:style-name="T22">vylíčení podstatných skutečností a</text:span><text:span text:style-name="T23"><text:s/></text:span><text:span text:style-name="T24">doklad (či sdělení), že se<text:s/></text:span><text:span text:style-name="T25">osoba</text:span><text:span text:style-name="T26">, které se </text:span><text:span text:style-name="T27">stížnost týká,</text:span><text:span text:style-name="T28"><text:s/>již obracel</text:span><text:span text:style-name="T29">a</text:span><text:span text:style-name="T30"><text:s/>na „vnitřní kontrolní mechanismy vězeňské služby“</text:span><text:span text:style-name="T31"><text:s/></text:span><text:span text:style-name="T32">-</text:span><text:span text:style-name="T33"><text:s/>tedy ve</text:span><text:span text:style-name="T34"> </text:span><text:span text:style-name="T35">většině případů na</text:span><text:span text:style-name="T36"><text:s/></text:span><text:span text:style-name="T37">o</text:span><text:span text:style-name="T38">ddělení prevence a stížností</text:span><text:span text:style-name="T39">,</text:span><text:span text:style-name="T40"><text:s/>popř. na<text:s/></text:span><text:span text:style-name="T41">ředitele věznice (v případě stížnosti na zdravotní péči)</text:span><text:span text:style-name="T42">.<text:s/></text:span><text:span text:style-name="T43">V</text:span><text:span text:style-name="T44"><text:s/></text:span><text:span text:style-name="T45">případě, že není<text:s/></text:span><text:span text:style-name="T46">osoba</text:span><text:span text:style-name="T47"><text:s/>spokojen</text:span><text:span text:style-name="T48">a</text:span><text:span text:style-name="T49"><text:s/>s</text:span><text:span text:style-name="T50"><text:s/></text:span><text:span text:style-name="T51">tím, jak byla stížnost vyřízena ze strany vězeňs</text:span><text:span text:style-name="T52">ké služby, může se obrátit na</text:span><text:span text:style-name="T53"><text:s/></text:span><text:span text:style-name="T54">ochránce. V</text:span><text:span text:style-name="T55"><text:s/></text:span><text:span text:style-name="T56">takovém případě je vhodné přiložit veškeré písemnosti, které se ke stížnosti vztahují. V</text:span><text:span text:style-name="T57"><text:s/></text:span><text:span text:style-name="T58">případě</text:span><text:span text:style-name="T59"><text:s/>zaslání originálů budou tyto po pořízení kopií vráceny. Požadavek předchozího využití vnitřních kontrolních mechanismů není</text:span><text:span text:style-name="T60"><text:s/>vyžadován např. u </text:span><text:span text:style-name="T61">stížností na</text:span><text:span text:style-name="T62"><text:s/></text:span><text:span text:style-name="T63">uložení kázeňského trestu nebo<text:s/></text:span><text:span text:style-name="T64">na<text:s/></text:span><text:span text:style-name="T65">průběh kázeňského řízení</text:span><text:span text:style-name="T66"><text:s/>(viz níže).</text:span></text:p>
      <text:p text:style-name="P67"/>
      <text:list text:style-name="LFO1" text:continue-numbering="true">
        <text:list-item>
          <text:p text:style-name="P68">Mohou se na ochránce obrátit se<text:s/>žádostí o pomoc i moji blízcí?</text:p>
        </text:list-item>
      </text:list>
      <text:p text:style-name="P69">Ano.<text:s/>V<text:s/>případě, že se na ochránce obrátí příbuzní či osoby blízké<text:s/>vězněné osobě, je dotyčný nejprve poučen o náležitostech podnětu (tedy požadavku předchozího využití vnitřních kontrolních mechanismů) a rovněž je dotázán, zda vůbec s<text:s/>případným zásahem ochránce souhlasí.</text:p>
      <text:p text:style-name="P70"/>
      <text:list text:style-name="LFO1" text:continue-numbering="true">
        <text:list-item>
          <text:p text:style-name="P71">Chci být přemístěn do jiné věznice, na koho se mám obrátit?</text:p>
        </text:list-item>
      </text:list>
      <text:p text:style-name="P72">Trvale lze odsouzeného přemístit pouze dvěma způsoby: po vzájemné dohodě ředitelů věznic, jichž se přemístění týká, anebo rozhodnutím Generálního ředitelství Vězeňské služby České republiky, vyžaduje-li to účel výkonu trestu. Pokud má odsouzený zájem být<text:s/>trvale<text:s/>přemístěn do jiné věznice, je třeba, aby podal žádost k<text:s/>rukám ředitele/ky věznice, ve které se nachází. Když dojde k dohodě ředitelů dotčených věznic, bude přemístění realizováno.<text:s/>Odsouzený musí být vyrozuměn o způsobu vyřízení žádosti včetně odůvodnění jejího případného zamítnutí. Pokud k dohodě ředitelů nedojde, ale ředitel/ka věznice, ve které se odsouzený nachází, dospěje k závěru, že důvody pro přemístění do<text:s/>jiné věznice jsou podstatné pro<text:s/>lepší dosažení účelu výkonu trestu nebo důvody pro přemístění odsouzeného jsou hodné zvláštního zřetele, postoupí žádost Generálnímu ředitelství Vězeňské služby České republiky, které o ní rozhodne.<text:s/>Žádost o přemístění lze opakovat teprve po uplynutí tří měsíců od vyřízení předchozí žádosti.<text:s/></text:p>
      <text:p text:style-name="P73"/>
      <text:list text:style-name="LFO1" text:continue-numbering="true">
        <text:list-item>
          <text:p text:style-name="P74">Co když vězeňská<text:s/>služba mé žádosti o přemístění nevyhoví?<text:s/>Může<text:s/>jí<text:s/>ochránce nařídit, abych byl do jiné věznice přemístěn?</text:p>
        </text:list-item>
      </text:list>
      <text:p text:style-name="P75">Nemůže.<text:s/>Ochránce<text:s/>nemá ze zákona pravomoc státním orgánům, na něž dopadá jeho působnost, cokoli autoritativně nařizovat.<text:s/>Nemůže tedy ani nařídit vězeňské službě, aby<text:s/>odsouzeného přemístila do té které věznice.<text:s/>Ochránce je<text:s/>oprávněn<text:s/>přezkoumat způsob, jak orgány Vězeňské služby<text:s/>České republiky<text:s/>žádost o přemístění<text:s/>vyřídily, tedy zda<text:s/>byla<text:s/>žádost vyřízena včas a<text:s/>zda byl odsouzený<text:s/>s jejím výsledkem prokazatelně seznámen.<text:s/>Z iniciativy ochránce<text:s/>Vězeňská služba<text:s/>České republiky<text:s/>k 15. 10. 2015 zavedla<text:s/>systém<text:s/>evidující žádosti o přemístění, které byly zamítnuty z kapacitních důvodů. Systém funguje tak, že žádosti o přemístění<text:s/>zamítnuté<text:s/>z kapacitních důvodů jsou evidovány v chronologickém pořadí,<text:s/>a<text:s/>v případě<text:s/>uvolnění kapacity v cílové věznici (pokud přemístění nebrání jiné než kapacitní důvody) je odsouzený znovu dotázán, zda o přemístění stojí,<text:s/>a<text:s/>pokud jeho zájem trvá,<text:s/>je přemístěn.<text:s/>Funkčnost systému<text:s/>v současné době<text:s/>komplikuje<text:s/>přeplněnost věznic.</text:p>
      <text:p text:style-name="P76"/>
      <text:soft-page-break/>
      <text:list text:style-name="LFO1" text:continue-numbering="true">
        <text:list-item>
          <text:p text:style-name="P77">Nesouhlasím s<text:s/>uložením<text:s/>kázeňského trestu. Mohu se obrátit na ochránce?</text:p>
        </text:list-item>
      </text:list>
      <text:p text:style-name="VOP">Ano.<text:s/>V<text:s/>tomto případě<text:s/>ochránce nepožaduje, aby se odsouzený nejprve obrátil<text:s/>na<text:s/>oddělení prevence a<text:s/>stížností<text:s/>či ředitele věznice.<text:s/>Ochránce<text:s/>však<text:s/>předpokládá, že pokud<text:s/>odsouzený s kázeňským<text:s/>trestem nesouhlasí, využije svého práva podat proti rozhodnutí o jeho<text:s/>uložení do tří dnů stížnost. O<text:s/>tomto právu musí být odsouzený poučen (poučení je uvedeno na formuláři pro rozhodnutí o kázeňském trestu).<text:s/>K<text:s/>podání ochránci je<text:s/>vhodné připojit veškeré písemnosti, které má odsouzený k<text:s/>dispozici.<text:s/>Pokud zašle originál, bude<text:s/>mu<text:s/>po<text:s/>okopírování<text:s/>vrácen.<text:s/></text:p>
      <text:p text:style-name="P78"/>
      <text:list text:style-name="LFO1" text:continue-numbering="true">
        <text:list-item>
          <text:p text:style-name="P79">Může rozhodnutí o uložení kázeňského trestu přezkoumat soud?</text:p>
        </text:list-item>
      </text:list>
      <text:p text:style-name="P80">Ano.<text:s/>Týká se to však pouze<text:s/>následujících<text:s/>kázeňských<text:s/>trestů:<text:s/>umístění do<text:s/>uzavřeného oddělení<text:s/>s výjimkou doby stanovené k plnění určených úkolů<text:s/>programu zacházení; celodenní umístění do uzavřeného oddělení<text:s/>a<text:s/>umístění do<text:s/>samovazby. K<text:s/>přezkumu rozhodnutí o uložení kázeňského trestu je příslušný krajský soud v<text:s/>obvodu věznice, která o uložení kázeňského trestu rozhodla.<text:s/>Lhůta pro podání<text:s/>žaloby<text:s/>je<text:s/>do dvou měsíců poté, kdy bylo rozhodnutí odsouzenému oznámeno (rozhodnutí odsouzený podepisuje).<text:s/>Soudní poplatek<text:s/>za podání žaloby je<text:s/>3.000,- Kč. Účastník, který však<text:s/>doloží, že<text:s/>nemá dostatečné prostředky, může být na vlastní žádost usnesením předsedy senátu osvobozen od soudních poplatků. Z<text:s/>návrhu<text:s/>(žaloby)<text:s/>musí být zřejmé, čeho se týká, kdo jej činí, proti komu směřuje, co navrhuje, a musí být podepsán a datován.<text:s/>Podmínkou podání žaloby je využití opravného prostředku<text:s/>-<text:s/>stížnosti proti rozhodnutí;<text:s/>viz bod 6.</text:p>
      <text:p text:style-name="P81"/>
      <text:list text:style-name="LFO1" text:continue-numbering="true">
        <text:list-item>
          <text:p text:style-name="P82">Jsem vystavován<text:s/>násilí<text:s/>a<text:s/>šikaně ze strany spoluvězňů.<text:s/>Na koho se mám obrátit?</text:p>
        </text:list-item>
      </text:list>
      <text:p text:style-name="P83">V<text:s/>prvé řadě je nutné informovat jakéhokoliv zaměstnance vězeňské služby. Jednou z<text:s/>jejich povinností je učinit neprodleně opatření nezbytná k<text:s/>zamezení zjištěného neoprávněného násilí nebo ponižujícího jednání vůči dotčenému<text:s/>vězni.<text:s/>Vězněná osoba<text:s/>má obdobně povinnost ohlásit zaměstnancům vězeňské služby všechny okolnosti, které mohou způsobit ohrožení bezpečnosti, a to jak jeho, tak spoluvězňů,<text:s/>nebo věznice.</text:p>
      <text:p text:style-name="P84"/>
      <text:list text:style-name="LFO1" text:continue-numbering="true">
        <text:list-item>
          <text:p text:style-name="P85">Co když vězeňská služba na mé oznámení o tom, že jsem šikanován,<text:s/>nereaguje. Mohu se pak obrátit na ochránce?</text:p>
        </text:list-item>
      </text:list>
      <text:p text:style-name="VOP">Ano.<text:s/>V<text:s/>takovém případě je opět vhodné přiložit veškeré písemnosti, které máte<text:s/>k<text:s/>celé záležitosti k dispozici. Ochránce se následně bude zabývat tím, jak vězeňská služba na oznámení o šikaně reagovala, zda je dostatečně prověřila, popř. přijala adekvátní opatření, aby k<text:s/>dalšímu násilí nedocházelo.</text:p>
      <text:p text:style-name="P86"/>
      <text:list text:style-name="LFO1" text:continue-numbering="true">
        <text:list-item>
          <text:p text:style-name="P87">Nejsem spokojen se zdravotní péčí ve věznici. Lékař mi nechce předepsat léky, které potřebuji. Mohu<text:s/>se obrátit na ochránce?</text:p>
        </text:list-item>
      </text:list>
      <text:p text:style-name="VOP">Ano.<text:s/>S<text:s/>podnětem<text:s/>je třeba opět<text:s/>doložit, že se již<text:s/>vězněná osoba<text:s/>se<text:s/>stížností obrátila<text:s/>na<text:s/>ředitele věznice.<text:s/>Ochránce se<text:s/>u těchto podnětů zabývá tím,<text:s/>zda<text:s/>se ředitel věznice vypořádal se všemi body stížnosti, a to srozumitelným, vyčerpávajícím a přesvědčivým způsobem,<text:s/>a zda stížnost vyřídil ve stanovené lhůtě. Pokud se stížnost týká<text:s/>výhradně (či převážně) odborných otázek,<text:s/>ochránce<text:s/>doporučuje,<text:s/>aby se<text:s/>vězněná osoba, která<text:s/>nesouhlasí<text:s/>s vyřízením stížnosti ředitelem věznice,<text:s/>obrátila<text:s/>na Ministerstvo spravedlnosti. Ministerstvo se totiž zabývá také odbornou stránkou věci, přičemž v některých případech má povinnost oslovit nezávislého odborníka,<text:s/>či dokonce nezávislou odbornou komisi. Ve stížnosti uveďte, proč nesouhlasíte s tím, jak stížnost vyřídil ředitel věznice. Pokud<text:s/>není vězněná osoba<text:s/>spokojena<text:s/>ani s vyřízením stížnosti ze strany ministerstva, může se ochránce<text:s/>jeho postupem rovněž zabývat, ale pouze v rozsahu, který je naznačen výše (prošetření všech bodů stížnosti, a to srozumitelným a přesvědčivým způsobem, včasné vyřízení stížnosti).</text:p>
      <text:p text:style-name="P88"/>
      <text:list text:style-name="LFO1" text:continue-numbering="true">
        <text:list-item>
          <text:p text:style-name="P89">Soud zamítl<text:s/>můj<text:s/>návrh na podmíněné<text:s/>propuštění nebo na přeřazení do<text:s/>věznice mírnějšího typu. Byl jsem nespravedlivě odsouzen. Může<text:s/>mi ochránce pomoci?</text:p>
        </text:list-item>
      </text:list>
      <text:p text:style-name="VOP">Ne. Rozhodování o návrhu na podmínečné propuštění<text:s/>z<text:s/>výkonu trestu<text:s/>či o<text:s/>návrhu na<text:s/>přeřazení<text:s/>do věznice<text:s/>jiného<text:s/>typu,<text:s/>eventuálně rozhodování o vině a trestu,<text:s/>přísluší výhradně soudu. Do činnosti soudů nemůže ochránce vzhledem ke své pravomoci dané mu zákonem<text:s/>o veřejném ochránci práv jakkoliv zasahovat.</text:p>
      <text:p text:style-name="P90"/>
      <text:list text:style-name="LFO1" text:continue-numbering="true">
        <text:list-item>
          <text:p text:style-name="P91">Zanedlouho mám být z<text:s/>výkonu trestu propuštěn. Nemám rodinné zázemí, nemám kde bydlet a žádnou práci. Na koho se mám obrátit?</text:p>
        </text:list-item>
      </text:list>
      <text:p text:style-name="P92">Požádejte sociálního pracovníka věznice, aby Vám zprostředkoval kontakt s<text:s/>tzv. spádovým sociálním kurátorem, tj. kurátorem obce, v<text:s/>níž jste hlášen k<text:s/>trvalému pobytu, aby Vás ještě<text:s/>v průběhu výkonu trestu navštívil a poskytl Vám informace o<text:s/>možném řešení Vaší<text:s/>situace, která nastane po propuštění. Jedná se především o<text:s/>kontakty na ubytovací zařízení, úřad<text:s/>práce, příp. jiné zprostředkovatele zaměstnání, postup pro vyřízení věcí osobního rázu, získání dávek pomoci v<text:s/>hmotné nouzi atd. Pokud nebude návštěva kurátora možná, požádejte sociálního pracovníka ve věznici, aby sociálního kurátora, příp. vedoucího<text:s/>referátu nepojistných sociálních dávek<text:s/>úřadu práce<text:s/>podle místa Vašeho trvalého pobytu,<text:s/>upozornil na to, že se na něho po propuštění obrátíte a požádáte ho o<text:s/>pomoc. Ještě před propuštěním ho sám písemně kontaktujte a sdělte mu své potřeby a<text:s/>představy o<text:s/>uspořádání budoucího života.<text:s/></text:p>
      <text:p text:style-name="P93"/>
      <text:list text:style-name="LFO1" text:continue-numbering="true">
        <text:list-item>
          <text:p text:style-name="P94">Nemám občanský průkaz. Budu ho po propuštění z<text:s/>výkonu trestu ihned potřebovat? Na koho se mám obrátit?</text:p>
        </text:list-item>
      </text:list>
      <text:p text:style-name="P95">Z<text:s/>věznice máte být propuštěn s<text:s/>platnými doklady osobní totožnosti a<text:s/>potvrzením o<text:s/>propuštění z výkonu trestu. Dokladem osobní totožnosti je občanský průkaz. Ten je nezbytnou nutností pro vyřizování všech úředních záležitostí, zejména proto, abyste mohl podat žádost o dávky pomoci v<text:s/>hmotné nouzi a mohl se dát zaevidovat jako uchazeč o<text:s/>zaměstnání na úřadu práce. Pokud tedy občanský průkaz nemáte, neboť jste ho před<text:s/>nástupem výkonu trestu ztratil, byl Vám odcizen nebo byl zničen, anebo ho máte, avšak<text:s/>již skončila doba jeho platnosti, je potřeba se bezprostředně obrátit na sociálního pracovníka ve věznici a požádat ho o pomoc s<text:s/>vydáním nového občanského průkazu. V<text:s/>případě, že byste byl propuštěn, aniž byste měl platný občanský průkaz, je nutné ihned po<text:s/>propuštění požádat sociálního kurátora o pomoc s<text:s/>jeho vydáním, ale možnost získat další<text:s/>dávky kromě mimořádné okamžité pomoci, na které<text:s/>máte právo, je vyloučena, neboť<text:s/>občanský průkaz je nezbytnou náležitostí pro přiznání dalších dávek.<text:s/></text:p>
      <text:p text:style-name="P96"/>
      <text:list text:style-name="LFO1" text:continue-numbering="true">
        <text:list-item>
          <text:p text:style-name="P97">Po propuštění nebudu mít dostatek finančních prostředků. Mám nárok na nějakou dávku?</text:p>
        </text:list-item>
      </text:list>
      <text:p text:style-name="P98"><text:span text:style-name="T99">Sociální kurátor (příp. příslušný zaměstnanec<text:s/></text:span><text:span text:style-name="T100">referátu nepojistných sociálních dávek úřadu práce</text:span><text:span text:style-name="T101">) Vám bezprostředně po propuštění v</text:span><text:span text:style-name="T102"><text:s/></text:span><text:span text:style-name="T103">místě trvalého pobytu pomůže podat žádost</text:span><text:span text:style-name="T104">i</text:span><text:span text:style-name="T105"><text:s/>o</text:span><text:span text:style-name="T106"><text:s/></text:span><text:span text:style-name="T107">dávky pomoci v</text:span><text:span text:style-name="T108"> </text:span><text:span text:style-name="T109">hmotné nouzi</text:span><text:span text:style-name="T110"><text:s/>(</text:span><text:span text:style-name="T111">všechny<text:s/></text:span><text:span text:style-name="T112">žádosti se podávají na</text:span><text:span text:style-name="T113"><text:s/>úřadu práce)</text:span><text:span text:style-name="T114">. První dávka, která Vám po</text:span><text:span text:style-name="T115"> </text:span><text:span text:style-name="T116">propuštění z výkonu trestu odnětí svobody může být přiznána, je<text:s/></text:span><text:span text:style-name="T117">mimořádn</text:span><text:span text:style-name="T118">á</text:span><text:span text:style-name="T119"><text:s/>okamžit</text:span><text:span text:style-name="T120">á</text:span><text:span text:style-name="T121"><text:s/>pomoc</text:span><text:span text:style-name="T122"><text:s/>pro osobu ohroženou sociálním vyloučením</text:span><text:span text:style-name="T123">. Výše této jednorá</text:span><text:span text:style-name="T124">zové dávky činí až 1.000,- </text:span><text:span text:style-name="T125">Kč a </text:span><text:span text:style-name="T126">stanoví</text:span><text:span text:style-name="T127"><text:s/>se s přihlédnutím k</text:span><text:span text:style-name="T128"><text:s/></text:span><text:span text:style-name="T129">úložnému.<text:s/></text:span><text:span text:style-name="T130">Rovněž<text:s/></text:span><text:span text:style-name="T131">by Vám<text:s/></text:span><text:span text:style-name="T132">mohla<text:s/></text:span><text:span text:style-name="T133">být<text:s/></text:span><text:span text:style-name="T134">poskytnuta mimořádná okamžitá pomoc</text:span><text:span text:style-name="T135"><text:s/>z</text:span><text:span text:style-name="T136"><text:s/></text:span><text:span text:style-name="T137">důvodu hrozby vážné újmy na zdraví</text:span><text:span text:style-name="T138"><text:s/></text:span><text:span text:style-name="T139">(typicky pokud byste neměl dostatečné finanční prostředky k nákupu základních potravin a nemohl by Vám pomoci např. někdo z rodiny)</text:span><text:span text:style-name="T140"><text:s/></text:span><text:span text:style-name="T141">či</text:span><text:span text:style-name="T142"><text:s/></text:span><text:span text:style-name="T143">mimořádná okamžitá pomoc na úhradu nezbytného jednorázového výdaje</text:span><text:span text:style-name="T144"><text:s/></text:span><text:span text:style-name="T145">(typicky na úhradu přístřeší ihned po propuštění z</text:span><text:span text:style-name="T146"><text:s/></text:span><text:span text:style-name="T147">vězení)</text:span><text:span text:style-name="T148">.<text:s/></text:span></text:p>
      <text:p text:style-name="P149"><text:span text:style-name="T150">Všechny zmíněné dávky</text:span><text:span text:style-name="T151"><text:s/>ne</text:span><text:span text:style-name="T152">jsou<text:s/></text:span><text:span text:style-name="T153">n</text:span><text:span text:style-name="T154">árokové, tj. úřad práce Vám je může, ale nemusí poskytnout. Vždy však trvejte na tom, aby úřad práce přijal Vaši<text:s/></text:span><text:span text:style-name="T155">písemnou</text:span><text:span text:style-name="T156"><text:s/>žádost, abyste se mohl v</text:span><text:span text:style-name="T157"><text:s/></text:span><text:span text:style-name="T158">případě nepřiznání dávky bránit odvoláním k</text:span><text:span text:style-name="T159"><text:s/></text:span><text:span text:style-name="T160">Ministerstvu práce a sociálních věcí.</text:span></text:p>
      <text:p text:style-name="P161"><text:span text:style-name="T162">Poté, co budete zařazen do evidence uchazečů o zaměstnání</text:span><text:span text:style-name="T163">, můžete požádat o<text:s/></text:span><text:span text:style-name="T164">příspěvek na </text:span><text:span text:style-name="T165">živobytí</text:span><text:span text:style-name="T166"><text:s/></text:span><text:span text:style-name="T167">-</text:span><text:span text:style-name="T168"><text:s/>opakovanou<text:s/></text:span><text:span text:style-name="T169">nárokovou<text:s/></text:span><text:span text:style-name="T170">dávku pomoci v hmotné nouzi určenou na úhradu základních životních potřeb. Dávku Vám úřad práce přizná</text:span><text:span text:style-name="T171">, pokud Váš příjem, majetkové a</text:span><text:span text:style-name="T172"><text:s/></text:span><text:span text:style-name="T173">sociální poměry budou takové, že právě na úhradu těchto potřeb nebudete mít dostatečné prostředky. Začnete-li znovu žít se svou rodinou, bude úřad práce přihlížet i k</text:span><text:span text:style-name="T174"><text:s/></text:span><text:span text:style-name="T175">příjmům, majetkovým a sociálním poměrům Vašich osob blízkých.</text:span></text:p>
      <text:p text:style-name="P176"><text:span text:style-name="T177">Po</text:span><text:span text:style-name="T178"><text:s/></text:span><text:span text:style-name="T179">zajištění přiměřeného bydlení<text:s/></text:span><text:span text:style-name="T180">můžete<text:s/></text:span><text:span text:style-name="T181">rovněž požád</text:span><text:span text:style-name="T182">at</text:span><text:span text:style-name="T183"><text:s/>o<text:s/></text:span><text:span text:style-name="T184">dávky na bydlení</text:span><text:span text:style-name="T185"><text:s/>(příspěvek</text:span><text:span text:style-name="T186"><text:s/>na</text:span><text:span text:style-name="T187"><text:s/></text:span><text:span text:style-name="T188">bydlení a doplatek na bydlení).<text:s/></text:span><text:span text:style-name="T189">Bližší informace o poskytování dávek p</text:span><text:span text:style-name="T190">omoci v hmotné nouzi a dávek na </text:span><text:span text:style-name="T191">bydlení by Vám měli na požádání sdělit zaměstnanci sociálního odboru pověřeného obecního úřadu, obecního úřadu obce s</text:span><text:span text:style-name="T192"><text:s/></text:span><text:span text:style-name="T193">rozšířenou působností nebo zaměstnanci referátu nepojistných sociálních dávek úřadu prác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VOP" style:display-name="VOP" style:family="paragraph" style:parent-style-name="Normální" style:auto-update="true">
      <style:paragraph-properties fo:text-align="justify"/>
      <style:text-properties style:font-name="Arial" fo:font-size="11pt" style:font-size-asian="11pt" style:font-size-complex="11pt" fo:hyphenate="false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Značkapozn.podčarou" style:display-name="Značka pozn. pod čarou" style:family="text">
      <style:text-properties style:text-position="super 65%"/>
    </style:style>
    <style:style style:name="vop0" style:display-name="vop" style:family="paragraph" style:parent-style-name="Normální">
      <style:paragraph-properties fo:text-align="justify"/>
      <style:text-properties style:font-name="Arial" style:font-name-complex="Arial" fo:hyphenate="false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Základnítext" style:display-name="Základní text" style:family="paragraph" style:parent-style-name="Normální">
      <style:paragraph-properties fo:margin-bottom="0.0833in"/>
      <style:text-properties fo:hyphenate="false"/>
    </style:style>
    <style:style style:name="ZákladnítextChar" style:display-name="Základní text Char" style:family="text">
      <style:text-properties fo:font-size="12pt" style:font-size-asian="12pt" style:font-size-complex="12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  <style:style style:name="P2" style:parent-style-name="Normální" style:family="paragraph">
      <style:paragraph-properties fo:text-align="center"/>
      <style:text-properties style:font-name="Arial" fo:font-weight="bold" style:font-weight-asian="bold" fo:font-size="8pt" style:font-size-asian="8pt" style:font-size-complex="8pt"/>
    </style:style>
    <style:style style:name="P3" style:parent-style-name="Normální" style:family="paragraph">
      <style:paragraph-properties fo:text-align="center"/>
      <style:text-properties style:font-name="Arial" fo:font-weight="bold" style:font-weight-asian="bold" fo:font-size="11pt" style:font-size-asian="11pt"/>
    </style:style>
    <style:style style:name="P4" style:parent-style-name="Normální" style:family="paragraph">
      <style:paragraph-properties fo:text-align="center"/>
    </style:style>
    <style:style style:name="T5" style:parent-style-name="Standardnípísmoodstavce" style:family="text">
      <style:text-properties style:font-name="Arial" fo:font-size="11pt" style:font-size-asian="11pt"/>
    </style:style>
    <style:style style:name="T6" style:parent-style-name="Hypertextovýodkaz" style:family="text">
      <style:text-properties style:font-name="Arial" fo:font-size="11pt" style:font-size-asian="11pt"/>
    </style:style>
    <style:style style:name="T7" style:parent-style-name="Standardnípísmoodstavce" style:family="text">
      <style:text-properties style:font-name="Arial" fo:font-size="11pt" style:font-size-asian="11pt"/>
    </style:style>
    <style:style style:name="P8" style:parent-style-name="Zápatí" style:family="paragraph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/>
        <text:p text:style-name="P3">© Kancelář veřejného ochránce práv,<text:s/>září<text:s/>2016</text:p>
        <text:p text:style-name="P4"><text:span text:style-name="T5">Údolní 39, 602 00 Brno, tel. 542 542 888,<text:s/></text:span><text:a xlink:href="http://www.ochrance.cz" office:target-frame-name="_top" xlink:show="replace"><text:span text:style-name="T6">www.ochrance.cz</text:span></text:a><text:span text:style-name="T7"><text:s/></text:span></text:p>
        <text:p text:style-name="P8"/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eřejný ochránce práv a ochrana odsouzených – nejčastější dotazy</dc:title>
    <dc:subject/>
    <meta:initial-creator>Michal Cermak</meta:initial-creator>
    <dc:creator>Bádrová Pavlína Mgr.</dc:creator>
    <meta:creation-date>2018-05-04T07:06:00Z</meta:creation-date>
    <dc:date>2018-05-04T07:06:00Z</dc:date>
    <meta:print-date>2016-09-07T05:21:00Z</meta:print-date>
    <meta:template xlink:href="Normal" xlink:type="simple"/>
    <meta:editing-cycles>2</meta:editing-cycles>
    <meta:editing-duration>PT60S</meta:editing-duration>
    <meta:document-statistic meta:page-count="3" meta:paragraph-count="24" meta:word-count="1780" meta:character-count="12263" meta:row-count="87" meta:non-whitespace-character-count="10507"/>
  </office:meta>
</office:document-meta>
</file>